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ff4000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number-columns-repeated="3"/>
        <table:table-column table:style-name="co2" table:number-columns-repeated="16361"/>
        <table:table-row table:style-name="ro1">
          <table:table-cell table:style-name="ce1" office:value-type="string" calcext:value-type="string">
            <text:p>Kernel version:</text:p>
          </table:table-cell>
          <table:table-cell table:style-name="ce1" office:value-type="string" calcext:value-type="string">
            <text:p>6.19.0-rc6</text:p>
          </table:table-cell>
          <table:table-cell table:style-name="ce1" office:value-type="string" calcext:value-type="string">
            <text:p>6.18.0</text:p>
          </table:table-cell>
          <table:table-cell table:style-name="ce1" office:value-type="string" calcext:value-type="string">
            <text:p>6.17.0</text:p>
          </table:table-cell>
          <table:table-cell table:style-name="ce1" office:value-type="string" calcext:value-type="string">
            <text:p>6.16.0</text:p>
          </table:table-cell>
          <table:table-cell table:style-name="ce1" office:value-type="string" calcext:value-type="string">
            <text:p>6.15.0</text:p>
          </table:table-cell>
          <table:table-cell table:style-name="ce1" office:value-type="string" calcext:value-type="string">
            <text:p>6.14.0</text:p>
          </table:table-cell>
          <table:table-cell table:style-name="ce1" office:value-type="string" calcext:value-type="string">
            <text:p>6.13.0</text:p>
          </table:table-cell>
          <table:table-cell table:style-name="ce1" office:value-type="string" calcext:value-type="string">
            <text:p>6.12.0</text:p>
          </table:table-cell>
          <table:table-cell table:style-name="ce1" office:value-type="string" calcext:value-type="string">
            <text:p>6.11.0</text:p>
          </table:table-cell>
          <table:table-cell table:style-name="ce1" office:value-type="string" calcext:value-type="string">
            <text:p>6.10.0</text:p>
          </table:table-cell>
          <table:table-cell table:style-name="ce1" office:value-type="string" calcext:value-type="string">
            <text:p>6.9.0</text:p>
          </table:table-cell>
          <table:table-cell table:style-name="ce1" office:value-type="string" calcext:value-type="string">
            <text:p>6.8.0</text:p>
          </table:table-cell>
          <table:table-cell table:style-name="ce1" office:value-type="string" calcext:value-type="string">
            <text:p>6.7.0</text:p>
          </table:table-cell>
          <table:table-cell table:style-name="ce1" office:value-type="string" calcext:value-type="string">
            <text:p>6.6.0</text:p>
          </table:table-cell>
          <table:table-cell table:style-name="ce1" office:value-type="string" calcext:value-type="string">
            <text:p>UNSUPPORTED</text:p>
          </table:table-cell>
          <table:table-cell table:style-name="ce1" table:number-columns-repeated="16368"/>
        </table:table-row>
        <table:table-row table:style-name="ro1">
          <table:table-cell office:value-type="string" calcext:value-type="string">
            <text:p>F and D</text:p>
          </table:table-cell>
          <table:table-cell table:number-columns-repeated="14" office:value-type="string" calcext:value-type="string">
            <text:p>supported</text:p>
          </table:table-cell>
          <table:table-cell table:formula="of:=IF([.B2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2:.P2];[.B$1:.P$1])" office:value-type="string" office:string-value="6.6.0" calcext:value-type="string">
            <text:p>6.6.0</text:p>
          </table:table-cell>
          <table:table-cell table:formula="of:=[.A2]" office:value-type="string" office:string-value="F and D" calcext:value-type="string">
            <text:p>F and 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4" office:value-type="string" calcext:value-type="string">
            <text:p>supported</text:p>
          </table:table-cell>
          <table:table-cell table:formula="of:=IF([.B3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:.P3];[.B$1:.P$1])" office:value-type="string" office:string-value="6.6.0" calcext:value-type="string">
            <text:p>6.6.0</text:p>
          </table:table-cell>
          <table:table-cell table:formula="of:=[.A3]" office:value-type="string" office:string-value="C" calcext:value-type="string">
            <text:p>C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:.P4];[.B$1:.P$1])" office:value-type="string" office:string-value="6.11.0" calcext:value-type="string">
            <text:p>6.11.0</text:p>
          </table:table-cell>
          <table:table-cell table:formula="of:=[.A4]" office:value-type="string" office:string-value="V" calcext:value-type="string">
            <text:p>V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a</text:p>
          </table:table-cell>
          <table:table-cell table:number-columns-repeated="14" office:value-type="string" calcext:value-type="string">
            <text:p>supported</text:p>
          </table:table-cell>
          <table:table-cell table:formula="of:=IF([.B5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5:.P5];[.B$1:.P$1])" office:value-type="string" office:string-value="6.6.0" calcext:value-type="string">
            <text:p>6.6.0</text:p>
          </table:table-cell>
          <table:table-cell table:formula="of:=[.A5]" office:value-type="string" office:string-value="Zba" calcext:value-type="string">
            <text:p>Zba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b</text:p>
          </table:table-cell>
          <table:table-cell table:number-columns-repeated="14" office:value-type="string" calcext:value-type="string">
            <text:p>supported</text:p>
          </table:table-cell>
          <table:table-cell table:formula="of:=IF([.B6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6:.P6];[.B$1:.P$1])" office:value-type="string" office:string-value="6.6.0" calcext:value-type="string">
            <text:p>6.6.0</text:p>
          </table:table-cell>
          <table:table-cell table:formula="of:=[.A6]" office:value-type="string" office:string-value="Zbb" calcext:value-type="string">
            <text:p>Zbb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s</text:p>
          </table:table-cell>
          <table:table-cell table:number-columns-repeated="14" office:value-type="string" calcext:value-type="string">
            <text:p>supported</text:p>
          </table:table-cell>
          <table:table-cell table:formula="of:=IF([.B7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7:.P7];[.B$1:.P$1])" office:value-type="string" office:string-value="6.6.0" calcext:value-type="string">
            <text:p>6.6.0</text:p>
          </table:table-cell>
          <table:table-cell table:formula="of:=[.A7]" office:value-type="string" office:string-value="Zbs" calcext:value-type="string">
            <text:p>Zbs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cboz</text:p>
          </table:table-cell>
          <table:table-cell table:number-columns-repeated="13" office:value-type="string" calcext:value-type="string">
            <text:p>supported</text:p>
          </table:table-cell>
          <table:table-cell office:value-type="string" calcext:value-type="string">
            <text:p>NOT supported</text:p>
          </table:table-cell>
          <table:table-cell table:formula="of:=IF([.B8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8:.P8];[.B$1:.P$1])" office:value-type="string" office:string-value="6.7.0" calcext:value-type="string">
            <text:p>6.7.0</text:p>
          </table:table-cell>
          <table:table-cell table:formula="of:=[.A8]" office:value-type="string" office:string-value="Zicboz" calcext:value-type="string">
            <text:p>Zicboz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c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9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9:.P9];[.B$1:.P$1])" office:value-type="string" office:string-value="UNSUPPORTED" calcext:value-type="string">
            <text:p>UNSUPPORTED</text:p>
          </table:table-cell>
          <table:table-cell table:formula="of:=[.A9]" office:value-type="string" office:string-value="Zbc" calcext:value-type="string">
            <text:p>Zbc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kb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0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0:.P10];[.B$1:.P$1])" office:value-type="string" office:string-value="UNSUPPORTED" calcext:value-type="string">
            <text:p>UNSUPPORTED</text:p>
          </table:table-cell>
          <table:table-cell table:formula="of:=[.A10]" office:value-type="string" office:string-value="Zbkb" calcext:value-type="string">
            <text:p>Zbkb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kc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1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1:.P11];[.B$1:.P$1])" office:value-type="string" office:string-value="UNSUPPORTED" calcext:value-type="string">
            <text:p>UNSUPPORTED</text:p>
          </table:table-cell>
          <table:table-cell table:formula="of:=[.A11]" office:value-type="string" office:string-value="Zbkc" calcext:value-type="string">
            <text:p>Zbkc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bkx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2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2:.P12];[.B$1:.P$1])" office:value-type="string" office:string-value="UNSUPPORTED" calcext:value-type="string">
            <text:p>UNSUPPORTED</text:p>
          </table:table-cell>
          <table:table-cell table:formula="of:=[.A12]" office:value-type="string" office:string-value="Zbkx" calcext:value-type="string">
            <text:p>Zbkx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knd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3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3:.P13];[.B$1:.P$1])" office:value-type="string" office:string-value="UNSUPPORTED" calcext:value-type="string">
            <text:p>UNSUPPORTED</text:p>
          </table:table-cell>
          <table:table-cell table:formula="of:=[.A13]" office:value-type="string" office:string-value="Zknd" calcext:value-type="string">
            <text:p>Zkn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kne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4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4:.P14];[.B$1:.P$1])" office:value-type="string" office:string-value="UNSUPPORTED" calcext:value-type="string">
            <text:p>UNSUPPORTED</text:p>
          </table:table-cell>
          <table:table-cell table:formula="of:=[.A14]" office:value-type="string" office:string-value="Zkne" calcext:value-type="string">
            <text:p>Zkne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knh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5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5:.P15];[.B$1:.P$1])" office:value-type="string" office:string-value="UNSUPPORTED" calcext:value-type="string">
            <text:p>UNSUPPORTED</text:p>
          </table:table-cell>
          <table:table-cell table:formula="of:=[.A15]" office:value-type="string" office:string-value="Zknh" calcext:value-type="string">
            <text:p>Zknh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ksed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6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6:.P16];[.B$1:.P$1])" office:value-type="string" office:string-value="UNSUPPORTED" calcext:value-type="string">
            <text:p>UNSUPPORTED</text:p>
          </table:table-cell>
          <table:table-cell table:formula="of:=[.A16]" office:value-type="string" office:string-value="Zksed" calcext:value-type="string">
            <text:p>Zkse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ksh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17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17:.P17];[.B$1:.P$1])" office:value-type="string" office:string-value="UNSUPPORTED" calcext:value-type="string">
            <text:p>UNSUPPORTED</text:p>
          </table:table-cell>
          <table:table-cell table:formula="of:=[.A17]" office:value-type="string" office:string-value="Zksh" calcext:value-type="string">
            <text:p>Zksh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kt</text:p>
          </table:table-cell>
          <table:table-cell table:number-columns-repeated="12" office:value-type="string" calcext:value-type="string">
            <text:p>supported</text:p>
          </table:table-cell>
          <table:table-cell table:number-columns-repeated="2" office:value-type="string" calcext:value-type="string">
            <text:p>NOT supported</text:p>
          </table:table-cell>
          <table:table-cell table:formula="of:=IF([.B18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18:.P18];[.B$1:.P$1])" office:value-type="string" office:string-value="6.8.0" calcext:value-type="string">
            <text:p>6.8.0</text:p>
          </table:table-cell>
          <table:table-cell table:formula="of:=[.A18]" office:value-type="string" office:string-value="Zkt" calcext:value-type="string">
            <text:p>Zkt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bb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19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19:.P19];[.B$1:.P$1])" office:value-type="string" office:string-value="6.11.0" calcext:value-type="string">
            <text:p>6.11.0</text:p>
          </table:table-cell>
          <table:table-cell table:formula="of:=[.A19]" office:value-type="string" office:string-value="Zvbb" calcext:value-type="string">
            <text:p>Zvbb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bc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0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0:.P20];[.B$1:.P$1])" office:value-type="string" office:string-value="UNSUPPORTED" calcext:value-type="string">
            <text:p>UNSUPPORTED</text:p>
          </table:table-cell>
          <table:table-cell table:formula="of:=[.A20]" office:value-type="string" office:string-value="Zvbc" calcext:value-type="string">
            <text:p>Zvbc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b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21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21:.P21];[.B$1:.P$1])" office:value-type="string" office:string-value="6.11.0" calcext:value-type="string">
            <text:p>6.11.0</text:p>
          </table:table-cell>
          <table:table-cell table:formula="of:=[.A21]" office:value-type="string" office:string-value="Zvkb" calcext:value-type="string">
            <text:p>Zvkb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g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2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2:.P22];[.B$1:.P$1])" office:value-type="string" office:string-value="UNSUPPORTED" calcext:value-type="string">
            <text:p>UNSUPPORTED</text:p>
          </table:table-cell>
          <table:table-cell table:formula="of:=[.A22]" office:value-type="string" office:string-value="Zvkg" calcext:value-type="string">
            <text:p>Zvkg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ned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3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3:.P23];[.B$1:.P$1])" office:value-type="string" office:string-value="UNSUPPORTED" calcext:value-type="string">
            <text:p>UNSUPPORTED</text:p>
          </table:table-cell>
          <table:table-cell table:formula="of:=[.A23]" office:value-type="string" office:string-value="Zvkned" calcext:value-type="string">
            <text:p>Zvkne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nha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4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4:.P24];[.B$1:.P$1])" office:value-type="string" office:string-value="UNSUPPORTED" calcext:value-type="string">
            <text:p>UNSUPPORTED</text:p>
          </table:table-cell>
          <table:table-cell table:formula="of:=[.A24]" office:value-type="string" office:string-value="Zvknha" calcext:value-type="string">
            <text:p>Zvknha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nhb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5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5:.P25];[.B$1:.P$1])" office:value-type="string" office:string-value="UNSUPPORTED" calcext:value-type="string">
            <text:p>UNSUPPORTED</text:p>
          </table:table-cell>
          <table:table-cell table:formula="of:=[.A25]" office:value-type="string" office:string-value="Zvknhb" calcext:value-type="string">
            <text:p>Zvknhb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sed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6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6:.P26];[.B$1:.P$1])" office:value-type="string" office:string-value="UNSUPPORTED" calcext:value-type="string">
            <text:p>UNSUPPORTED</text:p>
          </table:table-cell>
          <table:table-cell table:formula="of:=[.A26]" office:value-type="string" office:string-value="Zvksed" calcext:value-type="string">
            <text:p>Zvkse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sh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7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7:.P27];[.B$1:.P$1])" office:value-type="string" office:string-value="UNSUPPORTED" calcext:value-type="string">
            <text:p>UNSUPPORTED</text:p>
          </table:table-cell>
          <table:table-cell table:formula="of:=[.A27]" office:value-type="string" office:string-value="Zvksh" calcext:value-type="string">
            <text:p>Zvksh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kt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28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28:.P28];[.B$1:.P$1])" office:value-type="string" office:string-value="6.11.0" calcext:value-type="string">
            <text:p>6.11.0</text:p>
          </table:table-cell>
          <table:table-cell table:formula="of:=[.A28]" office:value-type="string" office:string-value="Zvkt" calcext:value-type="string">
            <text:p>Zvkt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fh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29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29:.P29];[.B$1:.P$1])" office:value-type="string" office:string-value="UNSUPPORTED" calcext:value-type="string">
            <text:p>UNSUPPORTED</text:p>
          </table:table-cell>
          <table:table-cell table:formula="of:=[.A29]" office:value-type="string" office:string-value="Zfh" calcext:value-type="string">
            <text:p>Zfh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fhmin</text:p>
          </table:table-cell>
          <table:table-cell table:number-columns-repeated="12" office:value-type="string" calcext:value-type="string">
            <text:p>supported</text:p>
          </table:table-cell>
          <table:table-cell table:number-columns-repeated="2" office:value-type="string" calcext:value-type="string">
            <text:p>NOT supported</text:p>
          </table:table-cell>
          <table:table-cell table:formula="of:=IF([.B30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0:.P30];[.B$1:.P$1])" office:value-type="string" office:string-value="6.8.0" calcext:value-type="string">
            <text:p>6.8.0</text:p>
          </table:table-cell>
          <table:table-cell table:formula="of:=[.A30]" office:value-type="string" office:string-value="Zfhmin" calcext:value-type="string">
            <text:p>Zfhmin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hintntl</text:p>
          </table:table-cell>
          <table:table-cell table:number-columns-repeated="12" office:value-type="string" calcext:value-type="string">
            <text:p>supported</text:p>
          </table:table-cell>
          <table:table-cell table:number-columns-repeated="2" office:value-type="string" calcext:value-type="string">
            <text:p>NOT supported</text:p>
          </table:table-cell>
          <table:table-cell table:formula="of:=IF([.B31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1:.P31];[.B$1:.P$1])" office:value-type="string" office:string-value="6.8.0" calcext:value-type="string">
            <text:p>6.8.0</text:p>
          </table:table-cell>
          <table:table-cell table:formula="of:=[.A31]" office:value-type="string" office:string-value="Zihintntl" calcext:value-type="string">
            <text:p>Zihintntl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fh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32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32:.P32];[.B$1:.P$1])" office:value-type="string" office:string-value="UNSUPPORTED" calcext:value-type="string">
            <text:p>UNSUPPORTED</text:p>
          </table:table-cell>
          <table:table-cell table:formula="of:=[.A32]" office:value-type="string" office:string-value="Zvfh" calcext:value-type="string">
            <text:p>Zvfh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fhmin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33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3:.P33];[.B$1:.P$1])" office:value-type="string" office:string-value="6.11.0" calcext:value-type="string">
            <text:p>6.11.0</text:p>
          </table:table-cell>
          <table:table-cell table:formula="of:=[.A33]" office:value-type="string" office:string-value="Zvfhmin" calcext:value-type="string">
            <text:p>Zvfhmin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fa</text:p>
          </table:table-cell>
          <table:table-cell table:number-columns-repeated="12" office:value-type="string" calcext:value-type="string">
            <text:p>supported</text:p>
          </table:table-cell>
          <table:table-cell table:number-columns-repeated="2" office:value-type="string" calcext:value-type="string">
            <text:p>NOT supported</text:p>
          </table:table-cell>
          <table:table-cell table:formula="of:=IF([.B34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4:.P34];[.B$1:.P$1])" office:value-type="string" office:string-value="6.8.0" calcext:value-type="string">
            <text:p>6.8.0</text:p>
          </table:table-cell>
          <table:table-cell table:formula="of:=[.A34]" office:value-type="string" office:string-value="Zfa" calcext:value-type="string">
            <text:p>Zfa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tso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35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35:.P35];[.B$1:.P$1])" office:value-type="string" office:string-value="UNSUPPORTED" calcext:value-type="string">
            <text:p>UNSUPPORTED</text:p>
          </table:table-cell>
          <table:table-cell table:formula="of:=[.A35]" office:value-type="string" office:string-value="Ztso" calcext:value-type="string">
            <text:p>Ztso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acas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36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36:.P36];[.B$1:.P$1])" office:value-type="string" office:string-value="UNSUPPORTED" calcext:value-type="string">
            <text:p>UNSUPPORTED</text:p>
          </table:table-cell>
          <table:table-cell table:formula="of:=[.A36]" office:value-type="string" office:string-value="Zacas" calcext:value-type="string">
            <text:p>Zacas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cntr</text:p>
          </table:table-cell>
          <table:table-cell table:number-columns-repeated="5" office:value-type="string" calcext:value-type="string">
            <text:p>supported</text:p>
          </table:table-cell>
          <table:table-cell table:number-columns-repeated="9" office:value-type="string" calcext:value-type="string">
            <text:p>NOT supported</text:p>
          </table:table-cell>
          <table:table-cell table:formula="of:=IF([.B37]=&quot;supported&quot;;&quot;n/a&quot;;&quot;supported&quot;)" office:value-type="string" office:string-value="n/a" calcext:value-type="string">
            <text:p>n/a</text:p>
          </table:table-cell>
          <table:table-cell table:style-name="ce2" table:formula="of:=LOOKUP(&quot;supported&quot;;[.B37:.P37];[.B$1:.P$1])" office:value-type="string" office:string-value="6.15.0" calcext:value-type="string">
            <text:p>6.15.0</text:p>
          </table:table-cell>
          <table:table-cell table:formula="of:=[.A37]" office:value-type="string" office:string-value="Zicntr" calcext:value-type="string">
            <text:p>Zicntr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cond</text:p>
          </table:table-cell>
          <table:table-cell table:number-columns-repeated="12" office:value-type="string" calcext:value-type="string">
            <text:p>supported</text:p>
          </table:table-cell>
          <table:table-cell table:number-columns-repeated="2" office:value-type="string" calcext:value-type="string">
            <text:p>NOT supported</text:p>
          </table:table-cell>
          <table:table-cell table:formula="of:=IF([.B38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8:.P38];[.B$1:.P$1])" office:value-type="string" office:string-value="6.8.0" calcext:value-type="string">
            <text:p>6.8.0</text:p>
          </table:table-cell>
          <table:table-cell table:formula="of:=[.A38]" office:value-type="string" office:string-value="Zicond" calcext:value-type="string">
            <text:p>Zicon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hintpause</text:p>
          </table:table-cell>
          <table:table-cell table:number-columns-repeated="10" office:value-type="string" calcext:value-type="string">
            <text:p>supported</text:p>
          </table:table-cell>
          <table:table-cell table:number-columns-repeated="4" office:value-type="string" calcext:value-type="string">
            <text:p>NOT supported</text:p>
          </table:table-cell>
          <table:table-cell table:formula="of:=IF([.B39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39:.P39];[.B$1:.P$1])" office:value-type="string" office:string-value="6.10.0" calcext:value-type="string">
            <text:p>6.10.0</text:p>
          </table:table-cell>
          <table:table-cell table:formula="of:=[.A39]" office:value-type="string" office:string-value="Zihintpause" calcext:value-type="string">
            <text:p>Zihintpause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hpm</text:p>
          </table:table-cell>
          <table:table-cell table:number-columns-repeated="5" office:value-type="string" calcext:value-type="string">
            <text:p>supported</text:p>
          </table:table-cell>
          <table:table-cell table:number-columns-repeated="9" office:value-type="string" calcext:value-type="string">
            <text:p>NOT supported</text:p>
          </table:table-cell>
          <table:table-cell table:formula="of:=IF([.B40]=&quot;supported&quot;;&quot;n/a&quot;;&quot;supported&quot;)" office:value-type="string" office:string-value="n/a" calcext:value-type="string">
            <text:p>n/a</text:p>
          </table:table-cell>
          <table:table-cell table:style-name="ce2" table:formula="of:=LOOKUP(&quot;supported&quot;;[.B40:.P40];[.B$1:.P$1])" office:value-type="string" office:string-value="6.15.0" calcext:value-type="string">
            <text:p>6.15.0</text:p>
          </table:table-cell>
          <table:table-cell table:formula="of:=[.A40]" office:value-type="string" office:string-value="Zihpm" calcext:value-type="string">
            <text:p>Zihpm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e32x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1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1:.P41];[.B$1:.P$1])" office:value-type="string" office:string-value="6.11.0" calcext:value-type="string">
            <text:p>6.11.0</text:p>
          </table:table-cell>
          <table:table-cell table:formula="of:=[.A41]" office:value-type="string" office:string-value="Zve32x" calcext:value-type="string">
            <text:p>Zve32x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e32f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2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2:.P42];[.B$1:.P$1])" office:value-type="string" office:string-value="6.11.0" calcext:value-type="string">
            <text:p>6.11.0</text:p>
          </table:table-cell>
          <table:table-cell table:formula="of:=[.A42]" office:value-type="string" office:string-value="Zve32f" calcext:value-type="string">
            <text:p>Zve32f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e64x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3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3:.P43];[.B$1:.P$1])" office:value-type="string" office:string-value="6.11.0" calcext:value-type="string">
            <text:p>6.11.0</text:p>
          </table:table-cell>
          <table:table-cell table:formula="of:=[.A43]" office:value-type="string" office:string-value="Zve64x" calcext:value-type="string">
            <text:p>Zve64x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e64f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4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4:.P44];[.B$1:.P$1])" office:value-type="string" office:string-value="6.11.0" calcext:value-type="string">
            <text:p>6.11.0</text:p>
          </table:table-cell>
          <table:table-cell table:formula="of:=[.A44]" office:value-type="string" office:string-value="Zve64f" calcext:value-type="string">
            <text:p>Zve64f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fe64d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5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5:.P45];[.B$1:.P$1])" office:value-type="string" office:string-value="6.11.0" calcext:value-type="string">
            <text:p>6.11.0</text:p>
          </table:table-cell>
          <table:table-cell table:formula="of:=[.A45]" office:value-type="string" office:string-value="Zfe64d" calcext:value-type="string">
            <text:p>Zfe64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mop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6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6:.P46];[.B$1:.P$1])" office:value-type="string" office:string-value="6.11.0" calcext:value-type="string">
            <text:p>6.11.0</text:p>
          </table:table-cell>
          <table:table-cell table:formula="of:=[.A46]" office:value-type="string" office:string-value="Zimop" calcext:value-type="string">
            <text:p>Zimop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ca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7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7:.P47];[.B$1:.P$1])" office:value-type="string" office:string-value="6.11.0" calcext:value-type="string">
            <text:p>6.11.0</text:p>
          </table:table-cell>
          <table:table-cell table:formula="of:=[.A47]" office:value-type="string" office:string-value="Zca" calcext:value-type="string">
            <text:p>Zca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cb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8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8:.P48];[.B$1:.P$1])" office:value-type="string" office:string-value="6.11.0" calcext:value-type="string">
            <text:p>6.11.0</text:p>
          </table:table-cell>
          <table:table-cell table:formula="of:=[.A48]" office:value-type="string" office:string-value="Zcb" calcext:value-type="string">
            <text:p>Zcb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cd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49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49:.P49];[.B$1:.P$1])" office:value-type="string" office:string-value="6.11.0" calcext:value-type="string">
            <text:p>6.11.0</text:p>
          </table:table-cell>
          <table:table-cell table:formula="of:=[.A49]" office:value-type="string" office:string-value="Zcd" calcext:value-type="string">
            <text:p>Zc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cf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50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50:.P50];[.B$1:.P$1])" office:value-type="string" office:string-value="UNSUPPORTED" calcext:value-type="string">
            <text:p>UNSUPPORTED</text:p>
          </table:table-cell>
          <table:table-cell table:formula="of:=[.A50]" office:value-type="string" office:string-value="Zcf" calcext:value-type="string">
            <text:p>Zcf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cmop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51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51:.P51];[.B$1:.P$1])" office:value-type="string" office:string-value="6.11.0" calcext:value-type="string">
            <text:p>6.11.0</text:p>
          </table:table-cell>
          <table:table-cell table:formula="of:=[.A51]" office:value-type="string" office:string-value="Zcmop" calcext:value-type="string">
            <text:p>Zcmop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awrs</text:p>
          </table:table-cell>
          <table:table-cell table:number-columns-repeated="9" office:value-type="string" calcext:value-type="string">
            <text:p>supported</text:p>
          </table:table-cell>
          <table:table-cell table:number-columns-repeated="5" office:value-type="string" calcext:value-type="string">
            <text:p>NOT supported</text:p>
          </table:table-cell>
          <table:table-cell table:formula="of:=IF([.B52]=&quot;supported&quot;;&quot;n/a&quot;;&quot;supported&quot;)" office:value-type="string" office:string-value="n/a" calcext:value-type="string">
            <text:p>n/a</text:p>
          </table:table-cell>
          <table:table-cell table:formula="of:=LOOKUP(&quot;supported&quot;;[.B52:.P52];[.B$1:.P$1])" office:value-type="string" office:string-value="6.11.0" calcext:value-type="string">
            <text:p>6.11.0</text:p>
          </table:table-cell>
          <table:table-cell table:formula="of:=[.A52]" office:value-type="string" office:string-value="Zawrs" calcext:value-type="string">
            <text:p>Zawrs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aamo</text:p>
          </table:table-cell>
          <table:table-cell table:number-columns-repeated="5" office:value-type="string" calcext:value-type="string">
            <text:p>supported</text:p>
          </table:table-cell>
          <table:table-cell table:number-columns-repeated="9" office:value-type="string" calcext:value-type="string">
            <text:p>NOT supported</text:p>
          </table:table-cell>
          <table:table-cell table:formula="of:=IF([.B53]=&quot;supported&quot;;&quot;n/a&quot;;&quot;supported&quot;)" office:value-type="string" office:string-value="n/a" calcext:value-type="string">
            <text:p>n/a</text:p>
          </table:table-cell>
          <table:table-cell table:style-name="ce3" table:formula="of:=LOOKUP(&quot;supported&quot;;[.B53:.P53];[.B$1:.P$1])" office:value-type="string" office:string-value="6.15.0" calcext:value-type="string">
            <text:p>6.15.0</text:p>
          </table:table-cell>
          <table:table-cell table:formula="of:=[.A53]" office:value-type="string" office:string-value="Zaamo" calcext:value-type="string">
            <text:p>Zaamo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alrsc</text:p>
          </table:table-cell>
          <table:table-cell table:number-columns-repeated="5" office:value-type="string" calcext:value-type="string">
            <text:p>supported</text:p>
          </table:table-cell>
          <table:table-cell table:number-columns-repeated="9" office:value-type="string" calcext:value-type="string">
            <text:p>NOT supported</text:p>
          </table:table-cell>
          <table:table-cell table:formula="of:=IF([.B54]=&quot;supported&quot;;&quot;n/a&quot;;&quot;supported&quot;)" office:value-type="string" office:string-value="n/a" calcext:value-type="string">
            <text:p>n/a</text:p>
          </table:table-cell>
          <table:table-cell table:style-name="ce3" table:formula="of:=LOOKUP(&quot;supported&quot;;[.B54:.P54];[.B$1:.P$1])" office:value-type="string" office:string-value="6.15.0" calcext:value-type="string">
            <text:p>6.15.0</text:p>
          </table:table-cell>
          <table:table-cell table:formula="of:=[.A54]" office:value-type="string" office:string-value="Zalrsc" calcext:value-type="string">
            <text:p>Zalrsc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Supm</text:p>
          </table:table-cell>
          <table:table-cell table:number-columns-repeated="7" office:value-type="string" calcext:value-type="string">
            <text:p>supported</text:p>
          </table:table-cell>
          <table:table-cell table:number-columns-repeated="7" office:value-type="string" calcext:value-type="string">
            <text:p>NOT supported</text:p>
          </table:table-cell>
          <table:table-cell table:formula="of:=IF([.B55]=&quot;supported&quot;;&quot;n/a&quot;;&quot;supported&quot;)" office:value-type="string" office:string-value="n/a" calcext:value-type="string">
            <text:p>n/a</text:p>
          </table:table-cell>
          <table:table-cell table:style-name="ce3" table:formula="of:=LOOKUP(&quot;supported&quot;;[.B55:.P55];[.B$1:.P$1])" office:value-type="string" office:string-value="6.13.0" calcext:value-type="string">
            <text:p>6.13.0</text:p>
          </table:table-cell>
          <table:table-cell table:formula="of:=[.A55]" office:value-type="string" office:string-value="Supm" calcext:value-type="string">
            <text:p>Supm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fbfmin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56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56:.P56];[.B$1:.P$1])" office:value-type="string" office:string-value="UNSUPPORTED" calcext:value-type="string">
            <text:p>UNSUPPORTED</text:p>
          </table:table-cell>
          <table:table-cell table:formula="of:=[.A56]" office:value-type="string" office:string-value="Zfbfmin" calcext:value-type="string">
            <text:p>Zfbfmin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fbfmin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57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57:.P57];[.B$1:.P$1])" office:value-type="string" office:string-value="UNSUPPORTED" calcext:value-type="string">
            <text:p>UNSUPPORTED</text:p>
          </table:table-cell>
          <table:table-cell table:formula="of:=[.A57]" office:value-type="string" office:string-value="Zvfbfmin" calcext:value-type="string">
            <text:p>Zvfbfmin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vfbfwma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58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58:.P58];[.B$1:.P$1])" office:value-type="string" office:string-value="UNSUPPORTED" calcext:value-type="string">
            <text:p>UNSUPPORTED</text:p>
          </table:table-cell>
          <table:table-cell table:formula="of:=[.A58]" office:value-type="string" office:string-value="Zvfbfwma" calcext:value-type="string">
            <text:p>Zvfbfwma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cbom</text:p>
          </table:table-cell>
          <table:table-cell table:number-columns-repeated="5" office:value-type="string" calcext:value-type="string">
            <text:p>supported</text:p>
          </table:table-cell>
          <table:table-cell table:number-columns-repeated="9" office:value-type="string" calcext:value-type="string">
            <text:p>NOT supported</text:p>
          </table:table-cell>
          <table:table-cell table:formula="of:=IF([.B59]=&quot;supported&quot;;&quot;n/a&quot;;&quot;supported&quot;)" office:value-type="string" office:string-value="n/a" calcext:value-type="string">
            <text:p>n/a</text:p>
          </table:table-cell>
          <table:table-cell table:style-name="ce2" table:formula="of:=LOOKUP(&quot;supported&quot;;[.B59:.P59];[.B$1:.P$1])" office:value-type="string" office:string-value="6.15.0" calcext:value-type="string">
            <text:p>6.15.0</text:p>
          </table:table-cell>
          <table:table-cell table:formula="of:=[.A59]" office:value-type="string" office:string-value="Zicbom" calcext:value-type="string">
            <text:p>Zicbom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abha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60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60:.P60];[.B$1:.P$1])" office:value-type="string" office:string-value="UNSUPPORTED" calcext:value-type="string">
            <text:p>UNSUPPORTED</text:p>
          </table:table-cell>
          <table:table-cell table:formula="of:=[.A60]" office:value-type="string" office:string-value="Zabha" calcext:value-type="string">
            <text:p>Zabha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alasr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61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61:.P61];[.B$1:.P$1])" office:value-type="string" office:string-value="UNSUPPORTED" calcext:value-type="string">
            <text:p>UNSUPPORTED</text:p>
          </table:table-cell>
          <table:table-cell table:formula="of:=[.A61]" office:value-type="string" office:string-value="Zalasr" calcext:value-type="string">
            <text:p>Zalasr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cbop</text:p>
          </table:table-cell>
          <table:table-cell office:value-type="string" calcext:value-type="string">
            <text:p>supported</text:p>
          </table:table-cell>
          <table:table-cell table:number-columns-repeated="13" office:value-type="string" calcext:value-type="string">
            <text:p>NOT supported</text:p>
          </table:table-cell>
          <table:table-cell table:formula="of:=IF([.B62]=&quot;supported&quot;;&quot;n/a&quot;;&quot;supported&quot;)" office:value-type="string" office:string-value="n/a" calcext:value-type="string">
            <text:p>n/a</text:p>
          </table:table-cell>
          <table:table-cell table:style-name="ce2" table:formula="of:=LOOKUP(&quot;supported&quot;;[.B62:.P62];[.B$1:.P$1])" office:value-type="string" office:string-value="6.19.0-rc6" calcext:value-type="string">
            <text:p>6.19.0-rc6</text:p>
          </table:table-cell>
          <table:table-cell table:formula="of:=[.A62]" office:value-type="string" office:string-value="Zicbop" calcext:value-type="string">
            <text:p>Zicbop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ilsd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63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63:.P63];[.B$1:.P$1])" office:value-type="string" office:string-value="UNSUPPORTED" calcext:value-type="string">
            <text:p>UNSUPPORTED</text:p>
          </table:table-cell>
          <table:table-cell table:formula="of:=[.A63]" office:value-type="string" office:string-value="Zilsd" calcext:value-type="string">
            <text:p>Zilsd</text:p>
          </table:table-cell>
          <table:table-cell table:number-columns-repeated="2"/>
          <table:table-cell table:style-name="Default" table:number-columns-repeated="16364"/>
        </table:table-row>
        <table:table-row table:style-name="ro1">
          <table:table-cell office:value-type="string" calcext:value-type="string">
            <text:p>Zclsd</text:p>
          </table:table-cell>
          <table:table-cell table:number-columns-repeated="14" office:value-type="string" calcext:value-type="string">
            <text:p>NOT supported</text:p>
          </table:table-cell>
          <table:table-cell table:formula="of:=IF([.B64]=&quot;supported&quot;;&quot;n/a&quot;;&quot;supported&quot;)" office:value-type="string" office:string-value="supported" calcext:value-type="string">
            <text:p>supported</text:p>
          </table:table-cell>
          <table:table-cell table:formula="of:=LOOKUP(&quot;supported&quot;;[.B64:.P64];[.B$1:.P$1])" office:value-type="string" office:string-value="UNSUPPORTED" calcext:value-type="string">
            <text:p>UNSUPPORTED</text:p>
          </table:table-cell>
          <table:table-cell table:formula="of:=[.A64]" office:value-type="string" office:string-value="Zclsd" calcext:value-type="string">
            <text:p>Zclsd</text:p>
          </table:table-cell>
          <table:table-cell table:number-columns-repeated="2"/>
          <table:table-cell table:style-name="Default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1T13:14:58.817964481</meta:creation-date>
    <dc:date>2026-01-21T15:52:10.546662400</dc:date>
    <meta:editing-duration>PT1H7M2S</meta:editing-duration>
    <meta:editing-cycles>4</meta:editing-cycles>
    <meta:generator>LibreOffice/25.8.4.2$Linux_X86_64 LibreOffice_project/580$Build-2</meta:generator>
    <meta:document-statistic meta:table-count="1" meta:cell-count="1150" meta:object-count="0"/>
  </office:meta>
</office:document-meta>
</file>